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57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6.32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6.487cm"/>
    </style:style>
    <style:style style:name="P1" style:family="paragraph"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4" style:family="text">
      <style:text-properties fo:font-size="28pt" fo:text-shadow="none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6.987cm" svg:height="3.257cm" svg:x="3.436cm" svg:y="6.212cm">
            <draw:text-box>
              <text:p><text:span text:style-name="T1">E</text:span></text:p>
              <text:p><text:span text:style-name="T2">(F♯, G♯, C♯, D♯)</text:span></text:p>
              <text:p><text:span text:style-name="T1">Crosses with 3</text:span></text:p>
            </draw:text-box>
          </draw:frame>
          <draw:frame draw:style-name="gr2" draw:text-style-name="P1" draw:layer="layout" svg:width="6.987cm" svg:height="3.257cm" svg:x="11.183cm" svg:y="6.212cm">
            <draw:text-box>
              <text:p><text:span text:style-name="T1">G</text:span></text:p>
              <text:p><text:span text:style-name="T2">(F♯)</text:span></text:p>
              <text:p><text:span text:style-name="T1">Crosses with 3</text:span></text:p>
            </draw:text-box>
          </draw:frame>
        </draw:g>
        <draw:frame draw:style-name="gr3" draw:text-style-name="P1" draw:layer="layout" svg:width="6.987cm" svg:height="3.257cm" svg:x="7.31cm" svg:y="11.346cm">
          <draw:text-box>
            <text:p><text:span text:style-name="T1">A</text:span></text:p>
            <text:p><text:span text:style-name="T2">(C♯, F♯, G♯)</text:span></text:p>
            <text:p><text:span text:style-name="T1">Crosses with 3</text:span></text:p>
          </draw:text-box>
        </draw:frame>
        <draw:frame draw:style-name="gr1" draw:text-style-name="P1" draw:layer="layout" svg:width="13.011cm" svg:height="4.362cm" svg:x="4.298cm" svg:y="22.717cm">
          <draw:text-box>
            <text:p><text:span text:style-name="T1">B</text:span></text:p>
            <text:p><text:span text:style-name="T2">(C♯, D♯, F♯, G♯, A♯)</text:span></text:p>
            <text:p><text:span text:style-name="T1">RH: 1, 2, 3, 1, 2, 3, 4, 5</text:span></text:p>
            <text:p><text:span text:style-name="T1">LH: </text:span><text:span text:style-name="T3">5, 3</text:span><text:span text:style-name="T1">, 2, 1, </text:span><text:span text:style-name="T3">4</text:span><text:span text:style-name="T1">, 3, 2, 1 </text:span><text:span text:style-name="T2">(weird)</text:span></text:p>
          </draw:text-box>
        </draw:frame>
        <draw:g>
          <draw:frame draw:style-name="gr4" draw:text-style-name="P1" draw:layer="layout" svg:width="6.987cm" svg:height="2.461cm" svg:x="3.215cm" svg:y="1.079cm">
            <draw:text-box>
              <text:p><text:span text:style-name="T1">C</text:span></text:p>
              <text:p><text:span text:style-name="T1">Crosses with 3</text:span></text:p>
            </draw:text-box>
          </draw:frame>
          <draw:frame draw:style-name="gr1" draw:text-style-name="P1" draw:layer="layout" svg:width="6.987cm" svg:height="3.257cm" svg:x="11.405cm" svg:y="1.079cm">
            <draw:text-box>
              <text:p><text:span text:style-name="T1">D</text:span></text:p>
              <text:p><text:span text:style-name="T2">(F♯, C♯)</text:span></text:p>
              <text:p><text:span text:style-name="T1">Crosses with 3</text:span></text:p>
            </draw:text-box>
          </draw:frame>
        </draw:g>
        <draw:frame draw:style-name="gr1" draw:text-style-name="P1" draw:layer="layout" svg:width="13.171cm" svg:height="4.362cm" svg:x="4.218cm" svg:y="16.478cm">
          <draw:text-box>
            <text:p><text:span text:style-name="T1">F</text:span></text:p>
            <text:p><text:span text:style-name="T2">(B♭)</text:span></text:p>
            <text:p><text:span text:style-name="T1">RH: 1, 2, 3, </text:span><text:span text:style-name="T4">4</text:span><text:span text:style-name="T1">, 1, 2, 3, </text:span><text:span text:style-name="T3">4</text:span><text:span text:style-name="T1"> </text:span><text:span text:style-name="T2">(weird)</text:span></text:p>
            <text:p><text:span text:style-name="T1">LH: 5, 4, 3, 2, 1, 3, 2, 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laine Hansen</meta:initial-creator>
    <meta:creation-date>2014-09-24T16:36:47.645470380</meta:creation-date>
    <dc:date>2014-11-10T19:29:42.173239765</dc:date>
    <dc:creator>Blaine Hansen</dc:creator>
    <meta:editing-duration>PT6M51S</meta:editing-duration>
    <meta:editing-cycles>7</meta:editing-cycles>
    <meta:generator>LibreOffice/4.2.7.2$Linux_x86 LibreOffice_project/420m0$Build-2</meta:generator>
    <meta:document-statistic meta:object-count="9"/>
  </office:meta>
</office:document-meta>
</file>